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201542" officeooo:paragraph-rsid="00201542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ae19d" officeooo:paragraph-rsid="001ae19d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e9ee7" officeooo:paragraph-rsid="001e9ee7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af5d" officeooo:paragraph-rsid="0021af5d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89f2" officeooo:paragraph-rsid="002289f2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1a1e" officeooo:paragraph-rsid="00231a1e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138b" officeooo:paragraph-rsid="0024138b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879" officeooo:paragraph-rsid="00260879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f3c4" officeooo:paragraph-rsid="0026f3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0196" officeooo:paragraph-rsid="0027019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29c065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231a1e" officeooo:paragraph-rsid="00231a1e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29c065" officeooo:paragraph-rsid="0029c065" style:font-size-asian="12pt" style:font-weight-asian="normal" style:font-size-complex="12pt" style:font-weight-complex="normal"/>
    </style:style>
    <style:style style:name="P20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21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21af5d" style:font-size-asian="12pt" style:font-weight-asian="normal" style:font-size-complex="12pt" style:font-weight-complex="normal"/>
    </style:style>
    <style:style style:name="T5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86048957" text:style-name="WWNum1">
        <text:list-item>
          <text:h text:style-name="P20" text:outline-level="1">1.1 – Programming Paradigms</text:h>
        </text:list-item>
      </text:list>
      <text:p text:style-name="P3">Functional programming vs imperative</text:p>
      <text:p text:style-name="P3">Uses of functional programming</text:p>
      <text:list xml:id="list100241803419070" text:continue-numbering="true" text:style-name="WWNum1">
        <text:list-item>
          <text:h text:style-name="P21" text:outline-level="1">1.2 – Course Details</text:h>
        </text:list-item>
      </text:list>
      <text:p text:style-name="P4">No exam</text:p>
      <text:p text:style-name="P4">Don’t be a dick and try to do it by urself if you’re stuck for 4 hours. You fucking bellend</text:p>
      <text:p text:style-name="P15">2.1 – What is a pure function?</text:p>
      <text:p text:style-name="P4">Definition of a function</text:p>
      <text:p text:style-name="P4">Black box context</text:p>
      <text:p text:style-name="P4">Subroutine side effects vs pure function</text:p>
      <text:p text:style-name="P4">Problems with side effects</text:p>
      <text:p text:style-name="P4">Lack of void functions</text:p>
      <text:p text:style-name="P4">Pure functions’ deterministic vs side effects</text:p>
      <text:p text:style-name="P15">2.2 – What is functional programming?</text:p>
      <text:p text:style-name="P5">Not in functional programming</text:p>
      <text:p text:style-name="P5">Need for side effects</text:p>
      <text:p text:style-name="P15">3.1 – Getting Started with Haskell</text:p>
      <text:p text:style-name="P6">Ghci interpreter</text:p>
      <text:p text:style-name="P1"><text:span text:style-name="T3">C </text:span><text:span text:style-name="T4">influence</text:span></text:p>
      <text:p text:style-name="P1"><text:span text:style-name="T3">Functions </text:span><text:span text:style-name="T4">vs. operators</text:span></text:p>
      <text:p text:style-name="P7">Argument syntax</text:p>
      <text:p text:style-name="P7">Normal to infix, vice versa</text:p>
      <text:p text:style-name="P15"><text:soft-page-break/>3.2 – Writing Our Own Functions</text:p>
      <text:p text:style-name="P7">Running programs</text:p>
      <text:p text:style-name="P7">Naming rules</text:p>
      <text:p text:style-name="P8">Body</text:p>
      <text:p text:style-name="P7">Comments</text:p>
      <text:p text:style-name="P7">Introduction to side effect</text:p>
      <text:p text:style-name="P15">4.1 – If</text:p>
      <text:p text:style-name="P8">Functional if</text:p>
      <text:p text:style-name="P7">Strong type</text:p>
      <text:p text:style-name="P7">Definition of an expression</text:p>
      <text:p text:style-name="P7">Combining functions</text:p>
      <text:p text:style-name="P7">Soft lack of nested ifs</text:p>
      <text:p text:style-name="P7">Ternary operators </text:p>
      <text:p text:style-name="P15">4.2 – Let</text:p>
      <text:p text:style-name="P9">Repeated use</text:p>
      <text:p text:style-name="P9">Bindings</text:p>
      <text:p text:style-name="P9">Multiple lines</text:p>
      <text:p text:style-name="P9">Indentation</text:p>
      <text:p text:style-name="P15">5.1 – Tuples</text:p>
      <text:p text:style-name="P10">Returning more than one value</text:p>
      <text:p text:style-name="P10">Binding </text:p>
      <text:p text:style-name="P10">Fixed size</text:p>
      <text:p text:style-name="P10">Mixed types</text:p>
      <text:p text:style-name="P10"><text:soft-page-break/>Passing to function</text:p>
      <text:p text:style-name="P15">5.2 – List</text:p>
      <text:p text:style-name="P18"><text:span text:style-name="T5">Same type</text:span></text:p>
      <text:p text:style-name="P18"><text:span text:style-name="T5">Joining</text:span></text:p>
      <text:p text:style-name="P18"><text:span text:style-name="T5">Index</text:span></text:p>
      <text:p text:style-name="P18"><text:span text:style-name="T5">Linked</text:span></text:p>
      <text:p text:style-name="P18"><text:span text:style-name="T5">Front processing</text:span></text:p>
      <text:p text:style-name="P18"><text:span text:style-name="T5">Cons</text:span></text:p>
      <text:p text:style-name="P18"><text:span text:style-name="T5">Back processing</text:span></text:p>
      <text:p text:style-name="P18"><text:span text:style-name="T5">Pattern matching</text:span></text:p>
      <text:p text:style-name="P18"><text:span text:style-name="T5">Wildcard</text:span></text:p>
      <text:p text:style-name="P18"><text:span text:style-name="T5">List functions</text:span></text:p>
      <text:p text:style-name="P15">6.1 – List Ranges</text:p>
      <text:p text:style-name="P11">Compact lists</text:p>
      <text:p text:style-name="P11">Step size</text:p>
      <text:p text:style-name="P11">Infinite lists</text:p>
      <text:p text:style-name="P15">6.2 – List Comprehensions</text:p>
      <text:p text:style-name="P12">Complex lists</text:p>
      <text:p text:style-name="P12">Predicates</text:p>
      <text:p text:style-name="P12">Sublists</text:p>
      <text:p text:style-name="P12">Nested lists</text:p>
      <text:p text:style-name="P12">Nested comprehensions</text:p>
      <text:p text:style-name="P12">Origin</text:p>
      <text:p text:style-name="P15"><text:soft-page-break/>7.1 – Recursion</text:p>
      <text:p text:style-name="P13">Calling</text:p>
      <text:p text:style-name="P14">Pattern matching</text:p>
      <text:p text:style-name="P13">Base case</text:p>
      <text:p text:style-name="P13">Rule</text:p>
      <text:p text:style-name="P13">Termination</text:p>
      <text:p text:style-name="P13">Vs. looping</text:p>
      <text:p text:style-name="P17">7.2 – More Complex Recursion and Guards</text:p>
      <text:p text:style-name="P19"><text:span text:style-name="T5"/></text:p>
      <text:p text:style-name="P15">8.1 – List Recursion</text:p>
      <text:p text:style-name="P15">8.2 – List Recursion Examples</text:p>
      <text:p text:style-name="P15">9.1 – Where Syntax</text:p>
      <text:p text:style-name="P15">9.2 – Recursion with multiple lists</text:p>
      <text:p text:style-name="P15">9.3 – Mutual and Multiple Recursion</text:p>
      <text:p text:style-name="P15">10.1 – The Caesar Cipher</text:p>
      <text:p text:style-name="P15">10.2 – Cracking the Caesar Cipher</text:p>
      <text:p text:style-name="P2"><text:span text:style-name="T2">1</text:span><text:span text:style-name="T1">1 – Assignment 1</text:span></text:p>
      <text:p text:style-name="P2"><text:span text:style-name="T1">12.</text:span><text:span text:style-name="T2">1</text:span><text:span text:style-name="T1"> – Types</text:span></text:p>
      <text:p text:style-name="P15">12.2 – Function Types</text:p>
      <text:p text:style-name="P15">13.1 – Polymorphic Types</text:p>
      <text:p text:style-name="P15">13.2 – Type Classes</text:p>
      <text:p text:style-name="P15">14.1 – More Type Classes</text:p>
      <text:p text:style-name="P15">14.2 – Higher Order Functions</text:p>
      <text:p text:style-name="P15"><text:soft-page-break/>14.3 – Anonymous Functions</text:p>
      <text:p text:style-name="P15">15.1 – Map</text:p>
      <text:p text:style-name="P15">15.2 – Filter</text:p>
      <text:p text:style-name="P15">16.1 – Fold</text:p>
      <text:p text:style-name="P15">16.2 – More on Fold</text:p>
      <text:p text:style-name="P15">17.1 – Scan</text:p>
      <text:p text:style-name="P15">17.2 – More Higher Order Functions</text:p>
      <text:p text:style-name="P15">18.1 – Higher Order Programming Example</text:p>
      <text:p text:style-name="P15">18.2 – Voting Examples</text:p>
      <text:p text:style-name="P16">19.1 – Custom Types</text:p>
      <text:p text:style-name="P16">19.2– More Complex Custom Types</text:p>
      <text:p text:style-name="P15">20.1 – Assignment 1 Feedback</text:p>
      <text:p text:style-name="P16">20.2 – Assignment 2</text:p>
      <text:p text:style-name="P16">21.1 – Parameterized Custom Types</text:p>
      <text:p text:style-name="P15">21.2 – Maybe and Either</text:p>
      <text:p text:style-name="P15">22.1 – Recursive Types</text:p>
      <text:p text:style-name="P15">22.2 – Trees</text:p>
      <text:p text:style-name="P15">23.1 – IO</text:p>
      <text:p text:style-name="P15">23.2 – Writing IO Code</text:p>
      <text:p text:style-name="P15">24.1 – Writing Programs</text:p>
      <text:p text:style-name="P15">24.2 – Useful IO Functions</text:p>
      <text:p text:style-name="P15">25 – IO Example</text:p>
      <text:p text:style-name="P16">Class Test Information</text:p>
      <text:p text:style-name="P16"><text:soft-page-break/>26.1 – Evaluation Strategies</text:p>
      <text:p text:style-name="P15">26.2 – Lazy Lists</text:p>
      <text:p text:style-name="P15">27 – Tail Recursion</text:p>
      <text:p text:style-name="P15">28.1 – Assignment 2 Feedback</text:p>
      <text:p text:style-name="P15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28T10:02:41.079186394</dc:date>
    <meta:editing-cycles>17</meta:editing-cycles>
    <meta:editing-duration>P1DT11H28M38S</meta:editing-duration>
    <meta:generator>LibreOffice/6.1.5.2$Linux_X86_64 LibreOffice_project/10$Build-2</meta:generator>
    <meta:document-statistic meta:table-count="0" meta:image-count="0" meta:object-count="0" meta:page-count="6" meta:paragraph-count="118" meta:word-count="355" meta:character-count="2298" meta:non-whitespace-character-count="2005"/>
  </office:meta>
</office:document-meta>
</file>